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5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031" calcext:value-type="float">
            <text:p>2.534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8344" calcext:value-type="float">
            <text:p>2.66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96129032258" calcext:value-type="float">
            <text:p>2.639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4572" calcext:value-type="float">
            <text:p>2.54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5376" calcext:value-type="float">
            <text:p>2.4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42890322581" calcext:value-type="float">
            <text:p>2.4484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1068" calcext:value-type="float">
            <text:p>2.35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69935483871" calcext:value-type="float">
            <text:p>2.215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7048" calcext:value-type="float">
            <text:p>2.18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97290322581" calcext:value-type="float">
            <text:p>2.228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12331034483" calcext:value-type="float">
            <text:p>2.2741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58193548387" calcext:value-type="float">
            <text:p>2.222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36258064516" calcext:value-type="float">
            <text:p>2.3233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242" calcext:value-type="float">
            <text:p>2.3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1768" calcext:value-type="float">
            <text:p>2.2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324" calcext:value-type="float">
            <text:p>2.46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4415483871" calcext:value-type="float">
            <text:p>2.500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20387096774" calcext:value-type="float">
            <text:p>2.479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208" calcext:value-type="float">
            <text:p>2.5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68077419355" calcext:value-type="float">
            <text:p>2.644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6064" calcext:value-type="float">
            <text:p>2.8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80787096774" calcext:value-type="float">
            <text:p>3.1208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88828571429" calcext:value-type="float">
            <text:p>3.1338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815483871" calcext:value-type="float">
            <text:p>3.125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32129032258" calcext:value-type="float">
            <text:p>3.234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3404137931" calcext:value-type="float">
            <text:p>3.1703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85987096774" calcext:value-type="float">
            <text:p>3.1558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9984" calcext:value-type="float">
            <text:p>3.21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92051612903" calcext:value-type="float">
            <text:p>3.210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20929032258" calcext:value-type="float">
            <text:p>3.1002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1908" calcext:value-type="float">
            <text:p>3.025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17470967742" calcext:value-type="float">
            <text:p>3.020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3436" calcext:value-type="float">
            <text:p>3.07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64361290323" calcext:value-type="float">
            <text:p>3.1216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46133333333" calcext:value-type="float">
            <text:p>3.0984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627935483871" calcext:value-type="float">
            <text:p>3.0462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5424" calcext:value-type="float">
            <text:p>2.86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5832" calcext:value-type="float">
            <text:p>2.78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26761290323" calcext:value-type="float">
            <text:p>2.7802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2144" calcext:value-type="float">
            <text:p>2.90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63251612903" calcext:value-type="float">
            <text:p>2.811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89806451613" calcext:value-type="float">
            <text:p>2.760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3784" calcext:value-type="float">
            <text:p>2.5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80877419355" calcext:value-type="float">
            <text:p>2.525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6584" calcext:value-type="float">
            <text:p>2.65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114683870968" calcext:value-type="float">
            <text:p>2.711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88971428571" calcext:value-type="float">
            <text:p>2.7098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74374193548" calcext:value-type="float">
            <text:p>2.6937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1184516129" calcext:value-type="float">
            <text:p>2.742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0308" calcext:value-type="float">
            <text:p>2.761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25548387097" calcext:value-type="float">
            <text:p>2.7692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1304" calcext:value-type="float">
            <text:p>2.8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65251612903" calcext:value-type="float">
            <text:p>2.9716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39561290322" calcext:value-type="float">
            <text:p>3.042395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908" calcext:value-type="float">
            <text:p>2.94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67458064516" calcext:value-type="float">
            <text:p>2.914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796" calcext:value-type="float">
            <text:p>2.9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732" calcext:value-type="float">
            <text:p>2.93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133517241379" calcext:value-type="float">
            <text:p>2.93133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74632258064" calcext:value-type="float">
            <text:p>2.8987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91522580645" calcext:value-type="float">
            <text:p>2.8859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636" calcext:value-type="float">
            <text:p>2.92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27251612903" calcext:value-type="float">
            <text:p>2.9792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3048" calcext:value-type="float">
            <text:p>2.92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62374193548" calcext:value-type="float">
            <text:p>2.876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1176" calcext:value-type="float">
            <text:p>2.9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36567741935" calcext:value-type="float">
            <text:p>2.9503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0552" calcext:value-type="float">
            <text:p>3.00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99948387097" calcext:value-type="float">
            <text:p>3.006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83314285714" calcext:value-type="float">
            <text:p>2.9648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35419354839" calcext:value-type="float">
            <text:p>2.8953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43690322581" calcext:value-type="float">
            <text:p>2.893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98" calcext:value-type="float">
            <text:p>2.8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76606451613" calcext:value-type="float">
            <text:p>2.8477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9564137931" calcext:value-type="float">
            <text:p>2.7649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07509677419" calcext:value-type="float">
            <text:p>2.727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804" calcext:value-type="float">
            <text:p>2.74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46322580645" calcext:value-type="float">
            <text:p>3.079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7776" calcext:value-type="float">
            <text:p>3.37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14038709677" calcext:value-type="float">
            <text:p>3.532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90757142857" calcext:value-type="float">
            <text:p>3.50590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85587096774" calcext:value-type="float">
            <text:p>3.5048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392137931034" calcext:value-type="float">
            <text:p>3.65392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64942857143" calcext:value-type="float">
            <text:p>3.6176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96957142857" calcext:value-type="float">
            <text:p>3.62096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20386206897" calcext:value-type="float">
            <text:p>3.6412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20193103448" calcext:value-type="float">
            <text:p>3.57320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54924137931" calcext:value-type="float">
            <text:p>3.4485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71742857143" calcext:value-type="float">
            <text:p>3.3997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17986206897" calcext:value-type="float">
            <text:p>3.44917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63942857143" calcext:value-type="float">
            <text:p>3.5376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48027586207" calcext:value-type="float">
            <text:p>3.6324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15138461538" calcext:value-type="float">
            <text:p>3.58515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550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2624" calcext:value-type="float">
            <text:p>3.5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58" meta:object-count="0"/>
    <meta:user-defined meta:name="AppVersion">3.0</meta:user-defined>
  </office:meta>
</office:document-meta>
</file>